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Arial" svg:font-family="Arial" style:font-family-generic="system" style:font-pitch="variable"/>
    <style:font-face style:name="Courier1" svg:font-family="Courier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ACTION">
      <style:text-properties officeooo:rsid="000944c4"/>
    </style:style>
    <style:style style:name="P2" style:family="paragraph" style:parent-style-name="CHARACTER_20_NAME" style:master-page-name="First_20_Page">
      <style:paragraph-properties style:page-number="auto"/>
      <style:text-properties officeooo:rsid="000944c4" officeooo:paragraph-rsid="000d70d3"/>
    </style:style>
    <style:style style:name="P3" style:family="paragraph" style:parent-style-name="CHARACTER_20_NAME">
      <style:text-properties officeooo:rsid="000944c4" officeooo:paragraph-rsid="000d70d3"/>
    </style:style>
    <style:style style:name="T1" style:family="text">
      <style:text-properties style:font-name="Courier New" fo:font-size="10.5pt" style:font-size-asian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Yann</text:p>
      <text:p text:style-name="P3"><text:tab/><text:tab/><text:tab/>Look! The turtles! There they are!</text:p>
      <text:p text:style-name="P1"/>
      <text:p text:style-name="P1">TIMETI</text:p>
      <text:p text:style-name="P1">Hello, you! Haaaa, you're so beautiful! You were right, they were at Fanaho!</text:p>
      <text:p text:style-name="P1"/>
      <text:p text:style-name="P1">YANN</text:p>
      <text:p text:style-name="P1">Uhh, that's weird, it looks like the seabed's changed. There used to be a big V-shaped rock here.</text:p>
      <text:p text:style-name="P1"/>
      <text:p text:style-name="P1">AURU</text:p>
      <text:p text:style-name="P1">Ha, ha! You must have dreamt it! Rocks <text:s text:c="2"/>just don’t disappear, Shrimp!</text:p>
      <text:p text:style-name="P1"/>
      <text:p text:style-name="P1">NAONE</text:p>
      <text:p text:style-name="P1">And then I said to him: Hey! Maorutu! Stop paddling, you're on the beach! Ha, ha, ha!</text:p>
      <text:p text:style-name="P1"/>
      <text:p text:style-name="P1">PAPA TUANAKU<text:tab/></text:p>
      <text:p text:style-name="P1">hahaha</text:p>
      <text:p text:style-name="P1"/>
      <text:p text:style-name="P1">TAPUNA<text:tab/></text:p>
      <text:p text:style-name="P1">huhu hu</text:p>
      <text:p text:style-name="P1"/>
      <text:p text:style-name="P1">PAPA TUANAKU<text:tab/></text:p>
      <text:p text:style-name="P1">ahah</text:p>
      <text:p text:style-name="P1"><text:soft-page-break/></text:p>
      <text:p text:style-name="P1">NAONE<text:tab/></text:p>
      <text:p text:style-name="P1">ahah</text:p>
      <text:p text:style-name="P1"/>
      <text:p text:style-name="P1">PAPA-TUANAKU</text:p>
      <text:p text:style-name="P1">Just taste this chicken fafa, it's the best in the region.</text:p>
      <text:p text:style-name="P1"/>
      <text:p text:style-name="P1">MAEVA<text:tab/></text:p>
      <text:p text:style-name="P1">woha! haa</text:p>
      <text:p text:style-name="P1"/>
      <text:p text:style-name="P1">NAONE<text:tab/></text:p>
      <text:p text:style-name="P1">ha!</text:p>
      <text:p text:style-name="P1"/>
      <text:p text:style-name="P1">PAPA TUANAKU<text:tab/></text:p>
      <text:p text:style-name="P1">ha!</text:p>
      <text:p text:style-name="P1"/>
      <text:p text:style-name="P1">TAPUNA<text:tab/></text:p>
      <text:p text:style-name="P1">ha!</text:p>
      <text:p text:style-name="P1"/>
      <text:p text:style-name="P1">NAONE</text:p>
      <text:p text:style-name="P1">Are you okay Maeva? Nothing broken?</text:p>
      <text:p text:style-name="P1"/>
      <text:p text:style-name="P1">MAEVA</text:p>
      <text:p text:style-name="P1">No, I'm fine this is the first time this is ever happened.</text:p>
      <text:p text:style-name="P1"/>
      <text:p text:style-name="P1"><text:soft-page-break/>PAPA-TUANAKU</text:p>
      <text:p text:style-name="P1">It… it doesn't matter, these things happen.</text:p>
      <text:p text:style-name="P1"/>
      <text:p text:style-name="P1">TAPUNA<text:tab/></text:p>
      <text:p text:style-name="P1">hm, hm, hmhm</text:p>
      <text:p text:style-name="P1"/>
      <text:p text:style-name="P1">NAONE</text:p>
      <text:p text:style-name="P1">Well, yes, these things do happen on Maotu. This island needs a thorough renovation! That's why the tourists aren’t coming anymore. I'm rebuilding everything in concrete on Hawutai. It's solid and it lasts. </text:p>
      <text:p text:style-name="P1"/>
      <text:p text:style-name="P1">MAEVA</text:p>
      <text:p text:style-name="P1">I'm not sure… You know, we're very happy as we are!</text:p>
      <text:p text:style-name="P1"/>
      <text:p text:style-name="P1">NAONE</text:p>
      <text:p text:style-name="P1">Just imagine, Maeva… This restaurant could be bursting with customers from all over the world, come to taste the finest cooking in Polynesia.</text:p>
      <text:p text:style-name="P1"/>
      <text:p text:style-name="P1">TAPUNA</text:p>
      <text:p text:style-name="P1">It's true that the harbor is in poor condition. And for years you've been talking about doing work on the island to boost tourism.</text:p>
      <text:p text:style-name="P1"/>
      <text:p text:style-name="P1">NAONE</text:p>
      <text:p text:style-name="P1">Ha, ha! You know what they say: a wise man always listens to his wife!</text:p>
      <text:p text:style-name="P1"/>
      <text:p text:style-name="P1"><text:soft-page-break/>PAPA TUANAKU<text:tab/></text:p>
      <text:p text:style-name="P1">hm</text:p>
      <text:p text:style-name="P1"/>
      <text:p text:style-name="P1">TAPUNA<text:tab/></text:p>
      <text:p text:style-name="P1">hu</text:p>
      <text:p text:style-name="P1"/>
      <text:p text:style-name="P1">NAONE</text:p>
      <text:p text:style-name="P1">You know, you have to think big or you'll end up small. hm</text:p>
      <text:p text:style-name="P1"/>
      <text:p text:style-name="P1">MAEVA<text:tab/></text:p>
      <text:p text:style-name="P1">hm</text:p>
      <text:p text:style-name="P1"/>
      <text:p text:style-name="P1">TIMETI</text:p>
      <text:p text:style-name="P1">What's happening? It looks as if they're scared of something…</text:p>
      <text:p text:style-name="P1"/>
      <text:p text:style-name="P1">AURU</text:p>
      <text:p text:style-name="P1">Heeey. We better not hang around here!</text:p>
      <text:p text:style-name="P1"/>
      <text:p text:style-name="P1">TIMETI</text:p>
      <text:p text:style-name="P1">Quick! It’s catching up on us. </text:p>
      <text:p text:style-name="P1"/>
      <text:p text:style-name="P1">YANN<text:tab/></text:p>
      <text:p text:style-name="P1">ah!</text:p>
      <text:p text:style-name="P1"/>
      <text:p text:style-name="P1">AURU<text:tab/></text:p>
      <text:p text:style-name="P1"><text:soft-page-break/>hh, No!</text:p>
      <text:p text:style-name="P1"/>
      <text:p text:style-name="P1">YANN<text:tab/></text:p>
      <text:p text:style-name="P1">No, no, no…</text:p>
      <text:p text:style-name="P1"/>
      <text:p text:style-name="P1">TIMETI<text:tab/></text:p>
      <text:p text:style-name="P1">hahaaa</text:p>
      <text:p text:style-name="P1"/>
      <text:p text:style-name="P1">YANN<text:tab/></text:p>
      <text:p text:style-name="P1">woah, haah.</text:p>
      <text:p text:style-name="P1"/>
      <text:p text:style-name="P1">TIMETI<text:tab/></text:p>
      <text:p text:style-name="P1">ah!</text:p>
      <text:p text:style-name="P1"/>
      <text:p text:style-name="P1">YANN</text:p>
      <text:p text:style-name="P1">Auru!! Timeti!!</text:p>
      <text:p text:style-name="P1"/>
      <text:p text:style-name="P1">TIMETI</text:p>
      <text:p text:style-name="P1">Yann! Where are you?? We can't see you!</text:p>
      <text:p text:style-name="P1"/>
      <text:p text:style-name="P1">YANN</text:p>
      <text:p text:style-name="P1">My hand! Grab my hand!</text:p>
      <text:p text:style-name="P1"/>
      <text:p text:style-name="P1">TIMETI<text:tab/></text:p>
      <text:p text:style-name="P1">hm</text:p>
      <text:p text:style-name="P1"><text:soft-page-break/></text:p>
      <text:p text:style-name="P1">AURU</text:p>
      <text:p text:style-name="P1">hm uh uh uh oh phew… I never saw anything like that before! It was like a sand storm.</text:p>
      <text:p text:style-name="P1"/>
      <text:p text:style-name="P1">YANN</text:p>
      <text:p text:style-name="P1">A sand storm? It’s weird … and Uncle Patrick doesn't get back till tonight. We have to warn Papa-Tuanaku!</text:p>
      <text:p text:style-name="P1"/>
      <text:p text:style-name="P1">MARINA</text:p>
      <text:p text:style-name="P1">Hey! Stop, stop!</text:p>
      <text:p text:style-name="P1"/>
      <text:p text:style-name="P1">YANN</text:p>
      <text:p text:style-name="P1">Sorry, Marina, but we've no time to play!</text:p>
      <text:p text:style-name="P1"/>
      <text:p text:style-name="P1">AURU<text:tab/></text:p>
      <text:p text:style-name="P1">ah! uh</text:p>
      <text:p text:style-name="P1"/>
      <text:p text:style-name="P1">TIMETI<text:tab/></text:p>
      <text:p text:style-name="P1">uh?</text:p>
      <text:p text:style-name="P1"/>
      <text:p text:style-name="P1">YANN<text:tab/></text:p>
      <text:p text:style-name="P1">oh</text:p>
      <text:p text:style-name="P1"/>
      <text:p text:style-name="P1">AURU<text:tab/></text:p>
      <text:p text:style-name="P1">hun</text:p>
      <text:p text:style-name="P1"><text:soft-page-break/></text:p>
      <text:p text:style-name="P1">MAEVA</text:p>
      <text:p text:style-name="P1">What are you doing there?! You're stomping all over my new floor!</text:p>
      <text:p text:style-name="P1"/>
      <text:p text:style-name="P1">AURU<text:tab/></text:p>
      <text:p text:style-name="P1">uh</text:p>
      <text:p text:style-name="P1"/>
      <text:p text:style-name="P1">TIMETI</text:p>
      <text:p text:style-name="P1">But what's going on here?</text:p>
      <text:p text:style-name="P1"/>
      <text:p text:style-name="P1">MAEVA</text:p>
      <text:p text:style-name="P1">I'm marking out the restaurant extension. I'm redoing it all in concrete on Naone's advice. No more terrace without any customers!! </text:p>
      <text:p text:style-name="P1"/>
      <text:p text:style-name="P1">TIMETI</text:p>
      <text:p text:style-name="P1">An extension? What for?</text:p>
      <text:p text:style-name="P1"/>
      <text:p text:style-name="P1">MAEVA</text:p>
      <text:p text:style-name="P1">To expand, of course! You have to see big or else you end up small! </text:p>
      <text:p text:style-name="P1"/>
      <text:p text:style-name="P1">YANN</text:p>
      <text:p text:style-name="P1">Let's go see Papa-Tuanaku!</text:p>
      <text:p text:style-name="P1"/>
      <text:p text:style-name="P1">TAPUNA</text:p>
      <text:p text:style-name="P1"><text:soft-page-break/>Tsk, tsk, tsk… You can’t disturb him now. He's about to sign a very important contract for Maotu.</text:p>
      <text:p text:style-name="P1"/>
      <text:p text:style-name="P1">YANN</text:p>
      <text:p text:style-name="P1">But this is really impor…</text:p>
      <text:p text:style-name="P1"/>
      <text:p text:style-name="P1">TAPUNA<text:tab/></text:p>
      <text:p text:style-name="P1">Tatatata!</text:p>
      <text:p text:style-name="P1"/>
      <text:p text:style-name="P1">YANN<text:tab/></text:p>
      <text:p text:style-name="P1">uuh</text:p>
      <text:p text:style-name="P1"/>
      <text:p text:style-name="P1">AURU<text:tab/></text:p>
      <text:p text:style-name="P1">uh? hm</text:p>
      <text:p text:style-name="P1"/>
      <text:p text:style-name="P1">YANN<text:tab/></text:p>
      <text:p text:style-name="P1">uuh</text:p>
      <text:p text:style-name="P1"/>
      <text:p text:style-name="P1">JACK</text:p>
      <text:p text:style-name="P1">You see that, Jackpot? There used to be a motu here!</text:p>
      <text:p text:style-name="P1"/>
      <text:p text:style-name="P1">FISHERMAN 1</text:p>
      <text:p text:style-name="P1">Did you hear? They're building a new harbor! We can buy a bigger boat and catch even more fish!</text:p>
      <text:p text:style-name="P1"/>
      <text:p text:style-name="P1">AURU</text:p>
      <text:p text:style-name="P1"><text:soft-page-break/>What's with them and all this construction? Did Naone warp their brains or what?</text:p>
      <text:p text:style-name="P1"/>
      <text:p text:style-name="P1">YANN</text:p>
      <text:p text:style-name="P1">And nobody wants to hear our story about the san…</text:p>
      <text:p text:style-name="P1"/>
      <text:p text:style-name="P1">YANN </text:p>
      <text:p text:style-name="P1">Jack! Come on, maybe he noticed something from up above?</text:p>
      <text:p text:style-name="P1"/>
      <text:p text:style-name="P1">JACK<text:tab/></text:p>
      <text:p text:style-name="P1">hm</text:p>
      <text:p text:style-name="P1"/>
      <text:p text:style-name="P1">TIMETI</text:p>
      <text:p text:style-name="P1">Hi, Jack! Say, did you notice anything weird over Fanaho beach?</text:p>
      <text:p text:style-name="P1"/>
      <text:p text:style-name="P1">JACK</text:p>
      <text:p text:style-name="P1">Fanaho? Hmm, no… <text:s/>but I did see that the little motu off Manaha has completely disappeared. I never saw anything like it!</text:p>
      <text:p text:style-name="P1"/>
      <text:p text:style-name="P1">TIMETI<text:tab/></text:p>
      <text:p text:style-name="P1">uuh?</text:p>
      <text:p text:style-name="P1"/>
      <text:p text:style-name="P1">AURU<text:tab/></text:p>
      <text:p text:style-name="P1">uh?</text:p>
      <text:p text:style-name="P1"/>
      <text:p text:style-name="P1"><text:soft-page-break/>YANN</text:p>
      <text:p text:style-name="P1">Disappeared?? The sand storm, and now this… Something abnormal’s going on. We better go take a look.</text:p>
      <text:p text:style-name="P1"/>
      <text:p text:style-name="P1">MARINA</text:p>
      <text:p text:style-name="P1">Can I come with you? Maeva doesn't want me around the restaurant during the work.</text:p>
      <text:p text:style-name="P1"/>
      <text:p text:style-name="P1">MARINA</text:p>
      <text:p text:style-name="P1">Look! Over there!!</text:p>
      <text:p text:style-name="P1"/>
      <text:p text:style-name="P1">YANN</text:p>
      <text:p text:style-name="P1">Ohh the motu! Jack was right! It's been swallowed up by the water!</text:p>
      <text:p text:style-name="P1"/>
      <text:p text:style-name="P1">TIMETI</text:p>
      <text:p text:style-name="P1">It's not possible: islands don't just disappear like that!</text:p>
      <text:p text:style-name="P1"/>
      <text:p text:style-name="P1">MARINA<text:tab/></text:p>
      <text:p text:style-name="P1">uh?</text:p>
      <text:p text:style-name="P1"/>
      <text:p text:style-name="P1">AURU<text:tab/></text:p>
      <text:p text:style-name="P1">uh?</text:p>
      <text:p text:style-name="P1"/>
      <text:p text:style-name="P1">YANN </text:p>
      <text:p text:style-name="P1">What's that boat?</text:p>
      <text:p text:style-name="P1"/>
      <text:p text:style-name="P1"><text:soft-page-break/>TIMETI<text:tab/></text:p>
      <text:p text:style-name="P1">uuh</text:p>
      <text:p text:style-name="P1"/>
      <text:p text:style-name="P1">AURU</text:p>
      <text:p text:style-name="P1">Biff and Rico</text:p>
      <text:p text:style-name="P1"/>
      <text:p text:style-name="P1">TIMETI</text:p>
      <text:p text:style-name="P1">Biff and Rico… What are those clowns doing there?</text:p>
      <text:p text:style-name="P1"/>
      <text:p text:style-name="P1">AURU</text:p>
      <text:p text:style-name="P1">They're carrying loads of sacks. What can they possibly have in them?</text:p>
      <text:p text:style-name="P1"/>
      <text:p text:style-name="P1">YANN</text:p>
      <text:p text:style-name="P1">I don't know… We should follow them. I wouldn't be surprised if Van Krook was mixed up in this…</text:p>
      <text:p text:style-name="P1"/>
      <text:p text:style-name="P1">BIFF</text:p>
      <text:p text:style-name="P1">gn uh uh</text:p>
      <text:p text:style-name="P1"/>
      <text:p text:style-name="P1">RICO</text:p>
      <text:p text:style-name="P1">gn uh uh</text:p>
      <text:p text:style-name="P1"/>
      <text:p text:style-name="P1">YANN</text:p>
      <text:p text:style-name="P1">Marina, you have to stay in the dingy with Raoul.</text:p>
      <text:p text:style-name="P1"/>
      <text:p text:style-name="P1"><text:soft-page-break/>MARINA</text:p>
      <text:p text:style-name="P1">Buuut! That's just not fair! I want to come as wel…</text:p>
      <text:p text:style-name="P1"/>
      <text:p text:style-name="P1">YANN<text:tab/></text:p>
      <text:p text:style-name="P1">ch</text:p>
      <text:p text:style-name="P1"/>
      <text:p text:style-name="P1">MARINA<text:tab/></text:p>
      <text:p text:style-name="P1">hmm</text:p>
      <text:p text:style-name="P1"/>
      <text:p text:style-name="P1">BIFF<text:tab/></text:p>
      <text:p text:style-name="P1">hh</text:p>
      <text:p text:style-name="P1"/>
      <text:p text:style-name="P1">RICO</text:p>
      <text:p text:style-name="P1">hh</text:p>
      <text:p text:style-name="P1"/>
      <text:p text:style-name="P1">YANN<text:tab/></text:p>
      <text:p text:style-name="P1">hu hu, he</text:p>
      <text:p text:style-name="P1"/>
      <text:p text:style-name="P1">BIFF<text:tab/></text:p>
      <text:p text:style-name="P1">hh, oh uh arh</text:p>
      <text:p text:style-name="P1"/>
      <text:p text:style-name="P1">RICO</text:p>
      <text:p text:style-name="P1">Be careful, you numbskull!</text:p>
      <text:p text:style-name="P1"/>
      <text:p text:style-name="P1">BIFF</text:p>
      <text:p text:style-name="P1"><text:soft-page-break/>Bah, I didn’t do it on purpose!</text:p>
      <text:p text:style-name="P1"/>
      <text:p text:style-name="P1">YANN</text:p>
      <text:p text:style-name="P1">Sand!</text:p>
      <text:p text:style-name="P1"/>
      <text:p text:style-name="P1">AURU</text:p>
      <text:p text:style-name="P1">Is it from the motus that disappeared?</text:p>
      <text:p text:style-name="P1"/>
      <text:p text:style-name="P1">TIMETI</text:p>
      <text:p text:style-name="P1">Maybe… But why would they do that?</text:p>
      <text:p text:style-name="P1"/>
      <text:p text:style-name="P1">YANN</text:p>
      <text:p text:style-name="P1">Ch</text:p>
      <text:p text:style-name="P1"/>
      <text:p text:style-name="P1">BIFF</text:p>
      <text:p text:style-name="P1">It’s heavy!</text:p>
      <text:p text:style-name="P1"/>
      <text:p text:style-name="P1">RICO<text:tab/></text:p>
      <text:p text:style-name="P1">hh</text:p>
      <text:p text:style-name="P1"/>
      <text:p text:style-name="P1">AURU</text:p>
      <text:p text:style-name="P1">What do we do? Call the police?</text:p>
      <text:p text:style-name="P1"/>
      <text:p text:style-name="P1">TIMETI</text:p>
      <text:p text:style-name="P1">For sacks of sand? They'll laugh in our faces!</text:p>
      <text:p text:style-name="P1"><text:soft-page-break/></text:p>
      <text:p text:style-name="P1">RICO</text:p>
      <text:p text:style-name="P1">What are you snot-nosed brats doing here?</text:p>
      <text:p text:style-name="P1"/>
      <text:p text:style-name="P1">TIMETI<text:tab/></text:p>
      <text:p text:style-name="P1">uh!</text:p>
      <text:p text:style-name="P1"/>
      <text:p text:style-name="P1">AURU<text:tab/></text:p>
      <text:p text:style-name="P1">uh!</text:p>
      <text:p text:style-name="P1"/>
      <text:p text:style-name="P1">YANN<text:tab/></text:p>
      <text:p text:style-name="P1">uh!</text:p>
      <text:p text:style-name="P1"/>
      <text:p text:style-name="P1">VAN KROOK</text:p>
      <text:p text:style-name="P1">ah.. I don’t believe it!</text:p>
      <text:p text:style-name="P1"/>
      <text:p text:style-name="P1">MARINA</text:p>
      <text:p text:style-name="P1">uh that came from over there . I need to have a look. Stay here!</text:p>
      <text:p text:style-name="P1"/>
      <text:p text:style-name="P1">Van KROOK</text:p>
      <text:p text:style-name="P1">Heh, hm urh hehe! Hole in one!</text:p>
      <text:p text:style-name="P1"/>
      <text:p text:style-name="P1">MARINA<text:tab/></text:p>
      <text:p text:style-name="P1">hm</text:p>
      <text:p text:style-name="P1"/>
      <text:p text:style-name="P1"><text:soft-page-break/>RICO</text:p>
      <text:p text:style-name="P1">Boss!</text:p>
      <text:p text:style-name="P1"/>
      <text:p text:style-name="P1">MARINA<text:tab/></text:p>
      <text:p text:style-name="P1">uh!</text:p>
      <text:p text:style-name="P1"/>
      <text:p text:style-name="P1">VAN KROOK</text:p>
      <text:p text:style-name="P1">And about time! What in the…</text:p>
      <text:p text:style-name="P1"/>
      <text:p text:style-name="P1">RICO</text:p>
      <text:p text:style-name="P1">We found these dirty little snoops in the hold!</text:p>
      <text:p text:style-name="P1"/>
      <text:p text:style-name="P1">VAN KROOK</text:p>
      <text:p text:style-name="P1">May I inquire who gave you the right to board my yacht without my permission?</text:p>
      <text:p text:style-name="P1"/>
      <text:p text:style-name="P1">TIMETI<text:tab/></text:p>
      <text:p text:style-name="P1">uh!</text:p>
      <text:p text:style-name="P1"/>
      <text:p text:style-name="P1">YANN<text:tab/></text:p>
      <text:p text:style-name="P1">uh?</text:p>
      <text:p text:style-name="P1"/>
      <text:p text:style-name="P1">AURU<text:tab/></text:p>
      <text:p text:style-name="P1">uh!</text:p>
      <text:p text:style-name="P1"/>
      <text:p text:style-name="P1">YANN</text:p>
      <text:p text:style-name="P1"><text:soft-page-break/>Oh drop it, huh! We know it's you destroying the islands around Maotu!</text:p>
      <text:p text:style-name="P1"/>
      <text:p text:style-name="P1">VAN KROOK</text:p>
      <text:p text:style-name="P1">Excuse me? I have no idea what you are talking about, young man! Now, with your permission, I need to practice for the big Hawutai golf tournament!</text:p>
      <text:p text:style-name="P1"/>
      <text:p text:style-name="P1">AURU</text:p>
      <text:p text:style-name="P1">They don't even have a golf course on Hawutai!</text:p>
      <text:p text:style-name="P1"/>
      <text:p text:style-name="P1">VAN KROOK</text:p>
      <text:p text:style-name="P1">Not yet… But the chief is planning to build one… in addition to his hotels and an extension to the island.</text:p>
      <text:p text:style-name="P1"/>
      <text:p text:style-name="P1">YANN</text:p>
      <text:p text:style-name="P1">Naone wants to make a golf course and enlarge his island?</text:p>
      <text:p text:style-name="P1"/>
      <text:p text:style-name="P1">AURU<text:tab/></text:p>
      <text:p text:style-name="P1">uh?</text:p>
      <text:p text:style-name="P1"/>
      <text:p text:style-name="P1">TIMETI</text:p>
      <text:p text:style-name="P1">So it's Naone who's destroying the motus?</text:p>
      <text:p text:style-name="P1"/>
      <text:p text:style-name="P1">YANN</text:p>
      <text:p text:style-name="P1">But then, all the sand on your boat, what's that for?</text:p>
      <text:p text:style-name="P1"/>
      <text:p text:style-name="P1"><text:soft-page-break/>VAN KROOK</text:p>
      <text:p text:style-name="P1">Ha, ha, ha! That?! Biff! That is to practice getting out of a bunker. One of the toughest shots in golf.</text:p>
      <text:p text:style-name="P1"/>
      <text:p text:style-name="P1">VAN KROOK<text:tab/></text:p>
      <text:p text:style-name="P1">hihi</text:p>
      <text:p text:style-name="P1"/>
      <text:p text:style-name="P1">YANN<text:tab/></text:p>
      <text:p text:style-name="P1">uh </text:p>
      <text:p text:style-name="P1"/>
      <text:p text:style-name="P1">AURU<text:tab/></text:p>
      <text:p text:style-name="P1">uh </text:p>
      <text:p text:style-name="P1"/>
      <text:p text:style-name="P1">TIMETI<text:tab/></text:p>
      <text:p text:style-name="P1">uuhh</text:p>
      <text:p text:style-name="P1"/>
      <text:p text:style-name="P1">YANN</text:p>
      <text:p text:style-name="P1">We have to stop Naone and prevent him from destroying Maotu with his crazy plans!</text:p>
      <text:p text:style-name="P1"/>
      <text:p text:style-name="P1">VAN KROOK</text:p>
      <text:p text:style-name="P1">Prevent the construction of the golf course! No way! Grab them!</text:p>
      <text:p text:style-name="P1"/>
      <text:p text:style-name="P1">RICO<text:tab/></text:p>
      <text:p text:style-name="P1">uuuhh huhuhu</text:p>
      <text:p text:style-name="P1"/>
      <text:p text:style-name="P1"><text:soft-page-break/>TIMETI<text:tab/></text:p>
      <text:p text:style-name="P1">he</text:p>
      <text:p text:style-name="P1"/>
      <text:p text:style-name="P1">BIFF</text:p>
      <text:p text:style-name="P1">uhuh ah</text:p>
      <text:p text:style-name="P1"/>
      <text:p text:style-name="P1">RICO</text:p>
      <text:p text:style-name="P1">uhuh ah</text:p>
      <text:p text:style-name="P1"/>
      <text:p text:style-name="P1">VAN KROOK</text:p>
      <text:p text:style-name="P1">uh uhhh ahhh</text:p>
      <text:p text:style-name="P1"/>
      <text:p text:style-name="P1">RICO</text:p>
      <text:p text:style-name="P1">Ough</text:p>
      <text:p text:style-name="P1"/>
      <text:p text:style-name="P1">MARINA<text:tab/></text:p>
      <text:p text:style-name="P1">Hey! Hh, ah! H?</text:p>
      <text:p text:style-name="P1"/>
      <text:p text:style-name="P1">YANN</text:p>
      <text:p text:style-name="P1">Marina?!</text:p>
      <text:p text:style-name="P1"/>
      <text:p text:style-name="P1">TIMETI</text:p>
      <text:p text:style-name="P1">Come on! Let's go!</text:p>
      <text:p text:style-name="P1"/>
      <text:p text:style-name="P1">AURU</text:p>
      <text:p text:style-name="P1"><text:soft-page-break/>uh uh </text:p>
      <text:p text:style-name="P1"/>
      <text:p text:style-name="P1">BIFF</text:p>
      <text:p text:style-name="P1">Boss! They go away… No, but I … ahh</text:p>
      <text:p text:style-name="P1"/>
      <text:p text:style-name="P1">MARINA</text:p>
      <text:p text:style-name="P1">It's the Taaora! Uncle Patrick is back!</text:p>
      <text:p text:style-name="P1"/>
      <text:p text:style-name="P1">UNCLE PATRICK</text:p>
      <text:p text:style-name="P1">Extraction of sand to make concrete or create artificial islands is a real ecological catastrophe. It destroys marine ecosystems, it destroys beaches and even whole islands!</text:p>
      <text:p text:style-name="P1"/>
      <text:p text:style-name="P1">TIMETI</text:p>
      <text:p text:style-name="P1">But how is that possible?</text:p>
      <text:p text:style-name="P1"/>
      <text:p text:style-name="P1">UNCLE PATRICK </text:p>
      <text:p text:style-name="P1">The sand from the beaches slides to the seabed to fill the holes left by extraction. It can also trigger landslides that create giant clouds of sand.</text:p>
      <text:p text:style-name="P1"/>
      <text:p text:style-name="P1">YANN</text:p>
      <text:p text:style-name="P1">That's what happened to us this morning!</text:p>
      <text:p text:style-name="P1"/>
      <text:p text:style-name="P1">TIMETI</text:p>
      <text:p text:style-name="P1">That means they've started to attack the Maotu beaches! If we let them go ahead our whole island will disappear!</text:p>
      <text:p text:style-name="P1"/>
      <text:p text:style-name="P1"><text:soft-page-break/>AURU</text:p>
      <text:p text:style-name="P1">But they're crazy! We gotta stop them!</text:p>
      <text:p text:style-name="P1"/>
      <text:p text:style-name="P1">UNCLE PATRICK</text:p>
      <text:p text:style-name="P1">hmm According to where you say the affected areas are, the extractor vessel must be here.</text:p>
      <text:p text:style-name="P1"/>
      <text:p text:style-name="P1">UNCLE PATRICK</text:p>
      <text:p text:style-name="P1">There it is! Let's stop it before it can do any more damage!</text:p>
      <text:p text:style-name="P1"/>
      <text:p text:style-name="P1">PILOT</text:p>
      <text:p text:style-name="P1">Ohhh!! Aahaah! You gave me a scare! Go on, beat it! Get outa here, git!</text:p>
      <text:p text:style-name="P1"/>
      <text:p text:style-name="P1">YANN<text:tab/></text:p>
      <text:p text:style-name="P1">uuuuhh</text:p>
      <text:p text:style-name="P1"/>
      <text:p text:style-name="P1">TIMETI<text:tab/></text:p>
      <text:p text:style-name="P1">uuuuuhh</text:p>
      <text:p text:style-name="P1"/>
      <text:p text:style-name="P1">AURU<text:tab/></text:p>
      <text:p text:style-name="P1">uuuuuhh, uuhh</text:p>
      <text:p text:style-name="P1"/>
      <text:p text:style-name="P1">YANN<text:tab/></text:p>
      <text:p text:style-name="P1">uuuuhh</text:p>
      <text:p text:style-name="P1"/>
      <text:p text:style-name="P1"><text:soft-page-break/>TIMETI<text:tab/></text:p>
      <text:p text:style-name="P1">uuuhhh</text:p>
      <text:p text:style-name="P1"/>
      <text:p text:style-name="P1">AURU<text:tab/></text:p>
      <text:p text:style-name="P1">uuhh</text:p>
      <text:p text:style-name="P1"/>
      <text:p text:style-name="P1">YANN</text:p>
      <text:p text:style-name="P1">Come on! Gnnn! One more little tug!</text:p>
      <text:p text:style-name="P1"/>
      <text:p text:style-name="P1">AURU<text:tab/></text:p>
      <text:p text:style-name="P1">uuuhh </text:p>
      <text:p text:style-name="P1"/>
      <text:p text:style-name="P1">TIMETI<text:tab/></text:p>
      <text:p text:style-name="P1">uuuhhh</text:p>
      <text:p text:style-name="P1"/>
      <text:p text:style-name="P1">YANN<text:tab/></text:p>
      <text:p text:style-name="P1">uuuhhhhh</text:p>
      <text:p text:style-name="P1"/>
      <text:p text:style-name="P1">TIMETI<text:tab/></text:p>
      <text:p text:style-name="P1">uuhh</text:p>
      <text:p text:style-name="P1"/>
      <text:p text:style-name="P1">YANN<text:tab/></text:p>
      <text:p text:style-name="P1">uuuh</text:p>
      <text:p text:style-name="P1"/>
      <text:p text:style-name="P1">AURU<text:tab/></text:p>
      <text:p text:style-name="P1"><text:soft-page-break/>hun, ah!</text:p>
      <text:p text:style-name="P1"/>
      <text:p text:style-name="P1">TIMETI<text:tab/></text:p>
      <text:p text:style-name="P1">ah!</text:p>
      <text:p text:style-name="P1"/>
      <text:p text:style-name="P1">YANN<text:tab/></text:p>
      <text:p text:style-name="P1">aaah</text:p>
      <text:p text:style-name="P1"/>
      <text:p text:style-name="P1">AURU</text:p>
      <text:p text:style-name="P1">Aaaaah!</text:p>
      <text:p text:style-name="P1"/>
      <text:p text:style-name="P1">TIMETI</text:p>
      <text:p text:style-name="P1">whoaaa</text:p>
      <text:p text:style-name="P1"/>
      <text:p text:style-name="P1">YANN</text:p>
      <text:p text:style-name="P1">aaah</text:p>
      <text:p text:style-name="P1"/>
      <text:p text:style-name="P1">AURU</text:p>
      <text:p text:style-name="P1">Ah Phew! Thanks, Zoom!</text:p>
      <text:p text:style-name="P1"/>
      <text:p text:style-name="P1">PILOT<text:tab/></text:p>
      <text:p text:style-name="P1">uhhhm uuhuum</text:p>
      <text:p text:style-name="P1"/>
      <text:p text:style-name="P1">YANN<text:tab/></text:p>
      <text:p text:style-name="P1">aah I hope nothing happened to the pilot!</text:p>
      <text:p text:style-name="P1"><text:soft-page-break/></text:p>
      <text:p text:style-name="P1">PILOT<text:tab/></text:p>
      <text:p text:style-name="P1">oh</text:p>
      <text:p text:style-name="P1"/>
      <text:p text:style-name="P1">SAILOR</text:p>
      <text:p text:style-name="P1">Hey! Can you hear me? What's going on? hmm Heeey, are you crazy?</text:p>
      <text:p text:style-name="P1"/>
      <text:p text:style-name="P1">UNCLE PATRICK</text:p>
      <text:p text:style-name="P1">I’ll have a few words with your boss. In the meantime, this vessel stays put.</text:p>
      <text:p text:style-name="P1"/>
      <text:p text:style-name="P1">NAONE</text:p>
      <text:p text:style-name="P1">With this contract, you’re about to bring Maotu into the 21st century.</text:p>
      <text:p text:style-name="P1"/>
      <text:p text:style-name="P1">UNCLE PATRICK</text:p>
      <text:p text:style-name="P1">You mean you're about to destroy it!</text:p>
      <text:p text:style-name="P1"/>
      <text:p text:style-name="P1">NAONE</text:p>
      <text:p text:style-name="P1">What I don't understand.</text:p>
      <text:p text:style-name="P1"/>
      <text:p text:style-name="P1">UNCLE PATRICK</text:p>
      <text:p text:style-name="P1">Some motus have already disappeared because of your megalomaniac projects. If you go on extracting sand, the whole atoll will be swallowed beneath the waves!</text:p>
      <text:p text:style-name="P1"/>
      <text:p text:style-name="P1">PAPA-TUANAKU</text:p>
      <text:p text:style-name="P1"><text:soft-page-break/>What??</text:p>
      <text:p text:style-name="P1"/>
      <text:p text:style-name="P1">NAONE</text:p>
      <text:p text:style-name="P1">That… that's impossible, we're not taking that much. Anyway, there's no real law against it!</text:p>
      <text:p text:style-name="P1"/>
      <text:p text:style-name="P1">TAPUNA<text:tab/></text:p>
      <text:p text:style-name="P1">hm! hm</text:p>
      <text:p text:style-name="P1"/>
      <text:p text:style-name="P1">NAONE<text:tab/></text:p>
      <text:p text:style-name="P1">ohhh!</text:p>
      <text:p text:style-name="P1"/>
      <text:p text:style-name="P1">YANN<text:tab/></text:p>
      <text:p text:style-name="P1">ahah</text:p>
      <text:p text:style-name="P1"/>
      <text:p text:style-name="P1">AURU<text:tab/></text:p>
      <text:p text:style-name="P1">ooh </text:p>
      <text:p text:style-name="P1"/>
      <text:p text:style-name="P1">TIMETI<text:tab/></text:p>
      <text:p text:style-name="P1">ooh </text:p>
      <text:p text:style-name="P1"/>
      <text:p text:style-name="P1">NAONE </text:p>
      <text:p text:style-name="P1">Listen, I never knew extracting sand had such consequences. I'll stop everything. I promise you. I don't want to lose your friendship.</text:p>
      <text:p text:style-name="P1"/>
      <text:p text:style-name="P1">PAPA TUANAKU<text:tab/></text:p>
      <text:p text:style-name="P1"><text:soft-page-break/>uhm </text:p>
      <text:p text:style-name="P1"/>
      <text:p text:style-name="P1">TAPUNA<text:tab/></text:p>
      <text:p text:style-name="P1">uhm </text:p>
      <text:p text:style-name="P1"/>
      <text:p text:style-name="P1">NAONE</text:p>
      <text:p text:style-name="P1">And even less the esteem of the loveliest lady in Polynesia.</text:p>
      <text:p text:style-name="P1"/>
      <text:p text:style-name="P1">TIMETI</text:p>
      <text:p text:style-name="P1">Moooom! He's just a sweet-talker!</text:p>
      <text:p text:style-name="P1"/>
      <text:p text:style-name="P1">MAEVA</text:p>
      <text:p text:style-name="P1">Yes, of course, you're right. uh</text:p>
      <text:p text:style-name="P1"/>
      <text:p text:style-name="P1">UNCLE PATRICK</text:p>
      <text:p text:style-name="P1">There, that's fixed.</text:p>
      <text:p text:style-name="P1"/>
      <text:p text:style-name="P1">MAEVA<text:tab/></text:p>
      <text:p text:style-name="P1">moua</text:p>
      <text:p text:style-name="P1"/>
      <text:p text:style-name="P1">PATRICK<text:tab/></text:p>
      <text:p text:style-name="P1">oh</text:p>
      <text:p text:style-name="P1"/>
      <text:p text:style-name="P1">MAEVA</text:p>
      <text:p text:style-name="P1">Well done, kids. Thanks to you we avoided a major disaster. Anyway, I prefer the old ways. My restaurant is fine as it <text:soft-page-break/>is!</text:p>
      <text:p text:style-name="P1"/>
      <text:p text:style-name="P1">PATRICK<text:tab/></text:p>
      <text:p text:style-name="P1">oh</text:p>
      <text:p text:style-name="P1"/>
      <text:p text:style-name="P1">MAEVA<text:tab/></text:p>
      <text:p text:style-name="P1">uh!</text:p>
      <text:p text:style-name="P1"/>
      <text:p text:style-name="P1">TAPUNA<text:tab/></text:p>
      <text:p text:style-name="P1">uuh</text:p>
      <text:p text:style-name="P1"/>
      <text:p text:style-name="P1">MAEVA<text:tab/></text:p>
      <text:p text:style-name="P1">oh!</text:p>
      <text:p text:style-name="P1"/>
      <text:p text:style-name="P1">PAPA TUANAKU<text:tab/></text:p>
      <text:p text:style-name="P1">ooh</text:p>
      <text:p text:style-name="P1"/>
      <text:p text:style-name="P1">AURU<text:tab/></text:p>
      <text:p text:style-name="P1">uhm?</text:p>
      <text:p text:style-name="P1"/>
      <text:p text:style-name="P1">TIMETI<text:tab/></text:p>
      <text:p text:style-name="P1">uh?</text:p>
      <text:p text:style-name="P1"/>
      <text:p text:style-name="P1">YANN<text:tab/></text:p>
      <text:p text:style-name="P1">uh?</text:p>
      <text:p text:style-name="P1"><text:soft-page-break/></text:p>
      <text:p text:style-name="P1">MARINA</text:p>
      <text:p text:style-name="P1">It wasn't me, it was Raoul!</text:p>
      <text:p text:style-name="P1"/>
      <text:p text:style-name="P1">TIMETI<text:tab/></text:p>
      <text:p text:style-name="P1">ahahah</text:p>
      <text:p text:style-name="P1"/>
      <text:p text:style-name="P1">YANN<text:tab/></text:p>
      <text:p text:style-name="P1">hahahaha</text:p>
      <text:p text:style-name="P1"/>
      <text:p text:style-name="P1">PATRICK<text:tab/></text:p>
      <text:p text:style-name="P1">ahahaha</text:p>
      <text:p text:style-name="P1"/>
      <text:p text:style-name="P1">MAEVA<text:tab/></text:p>
      <text:p text:style-name="P1">hahahaha</text:p>
      <text:p text:style-name="P1"/>
      <text:p text:style-name="P1">AURU<text:tab/></text:p>
      <text:p text:style-name="P1">hahahaha</text:p>
      <text:p text:style-name="P1"/>
      <text:p text:style-name="P1">PAPA TUANAKU<text:tab/></text:p>
      <text:p text:style-name="P1">ahahaha</text:p>
      <text:p text:style-name="P1"/>
      <text:p text:style-name="P1">TAPUNA<text:tab/></text:p>
      <text:p text:style-name="P1">ahahah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Arial" svg:font-family="Arial" style:font-family-generic="system" style:font-pitch="variable"/>
    <style:font-face style:name="Courier1" svg:font-family="Courier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Segoe U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false" style:font-name-asian="Segoe U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  <style:text-properties style:font-name="Angsana New" fo:font-family="'Angsana New'" style:font-family-generic="roman" style:font-pitch="variable" fo:language="en" fo:country="US" style:font-name-complex="Angsana New1" style:font-family-complex="'Angsana New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ENERAL" style:family="paragraph" style:parent-style-name="Standard" style:default-outline-level="">
      <style:paragraph-properties fo:margin-left="1.5in" fo:margin-right="1in" fo:text-indent="0in" style:auto-text-indent="false"/>
      <style:text-properties style:font-name="Courier" fo:font-family="Courier" style:font-family-generic="roman" style:font-pitch="variable" style:font-name-complex="Courier1" style:font-family-complex="Courier" style:font-family-generic-complex="system" style:font-pitch-complex="variable"/>
    </style:style>
    <style:style style:name="SCENE_20_HEADING" style:display-name="SCENE HEADING" style:family="paragraph" style:parent-style-name="Standard" style:next-style-name="ACTION" style:default-outline-level="">
      <style:paragraph-properties fo:margin-left="0in" fo:margin-right="1in" fo:margin-top="0.3335in" fo:margin-bottom="0in" loext:contextual-spacing="false" fo:text-indent="0in" style:auto-text-indent="false"/>
      <style:text-properties fo:text-transform="uppercase" style:font-name="Courier" fo:font-family="Courier" style:font-family-generic="roman" style:font-pitch="variable" style:font-name-complex="Courier1" style:font-family-complex="Courier" style:font-family-generic-complex="system" style:font-pitch-complex="variable"/>
    </style:style>
    <style:style style:name="ACTION" style:family="paragraph" style:parent-style-name="Standard" style:default-outline-level="">
      <style:paragraph-properties fo:margin-left="1.5in" fo:margin-right="1in" fo:margin-top="0.1665in" fo:margin-bottom="0in" loext:contextual-spacing="false" fo:text-indent="0in" style:auto-text-indent="false"/>
      <style:text-properties style:font-name="Courier" fo:font-family="Courier" style:font-family-generic="roman" style:font-pitch="variable" style:font-name-complex="Courier1" style:font-family-complex="Courier" style:font-family-generic-complex="system" style:font-pitch-complex="variable"/>
    </style:style>
    <style:style style:name="CHARACTER_20_NAME" style:display-name="CHARACTER NAME" style:family="paragraph" style:parent-style-name="Standard" style:next-style-name="DIALOG" style:default-outline-level="">
      <style:paragraph-properties fo:margin-left="0in" fo:margin-right="1.25in" fo:margin-top="0.1665in" fo:margin-bottom="0in" loext:contextual-spacing="false" fo:text-indent="0in" style:auto-text-indent="false"/>
      <style:text-properties fo:text-transform="uppercase" style:font-name="Courier" fo:font-family="Courier" style:font-family-generic="roman" style:font-pitch="variable" style:font-name-complex="Courier1" style:font-family-complex="Courier" style:font-family-generic-complex="system" style:font-pitch-complex="variable"/>
    </style:style>
    <style:style style:name="PARENTHETICAL" style:family="paragraph" style:parent-style-name="Standard" style:next-style-name="DIALOG" style:default-outline-level="">
      <style:paragraph-properties fo:margin-left="3in" fo:margin-right="3in" fo:text-indent="0in" style:auto-text-indent="false"/>
      <style:text-properties style:font-name="Courier" fo:font-family="Courier" style:font-family-generic="roman" style:font-pitch="variable" style:font-name-complex="Courier1" style:font-family-complex="Courier" style:font-family-generic-complex="system" style:font-pitch-complex="variable"/>
    </style:style>
    <style:style style:name="DIALOG" style:family="paragraph" style:parent-style-name="Standard" style:next-style-name="ACTION" style:default-outline-level="">
      <style:paragraph-properties fo:margin-left="2.5in" fo:margin-right="2.5in" fo:text-indent="0in" style:auto-text-indent="false"/>
      <style:text-properties style:font-name="Courier" fo:font-family="Courier" style:font-family-generic="roman" style:font-pitch="variable" style:font-name-complex="Courier1" style:font-family-complex="Courier" style:font-family-generic-complex="system" style:font-pitch-complex="variable"/>
    </style:style>
    <style:style style:name="TRANSITION" style:family="paragraph" style:parent-style-name="Standard" style:next-style-name="SCENE_20_HEADING" style:default-outline-level="">
      <style:paragraph-properties fo:margin-left="5.5in" fo:margin-right="1.4028in" fo:margin-top="0.1665in" fo:margin-bottom="0in" loext:contextual-spacing="false" fo:text-indent="0in" style:auto-text-indent="false"/>
      <style:text-properties fo:text-transform="uppercase" style:font-name="Courier" fo:font-family="Courier" style:font-family-generic="roman" style:font-pitch="variable" style:font-name-complex="Courier1" style:font-family-complex="Courier" style:font-family-generic-complex="system" style:font-pitch-complex="variable"/>
    </style:style>
    <style:style style:name="SHOT" style:family="paragraph" style:parent-style-name="Standard" style:next-style-name="ACTION" style:default-outline-level="">
      <style:paragraph-properties fo:margin-left="1.5in" fo:margin-right="1in" fo:margin-top="0.3335in" fo:margin-bottom="0in" loext:contextual-spacing="false" fo:text-indent="0in" style:auto-text-indent="false"/>
      <style:text-properties fo:text-transform="uppercase" style:font-name="Courier" fo:font-family="Courier" style:font-family-generic="roman" style:font-pitch="variable" style:font-name-complex="Courier1" style:font-family-complex="Courier" style:font-family-generic-complex="system" style:font-pitch-complex="variable"/>
    </style:style>
    <style:style style:name="CAST_20_LIST" style:display-name="CAST LIST" style:family="paragraph" style:parent-style-name="Standard" style:next-style-name="ACTION" style:default-outline-level="">
      <style:paragraph-properties fo:margin-left="1.5in" fo:margin-right="1in" fo:text-indent="0in" style:auto-text-indent="false"/>
      <style:text-properties fo:text-transform="uppercase" style:font-name="Courier" fo:font-family="Courier" style:font-family-generic="roman" style:font-pitch="variable" style:font-name-complex="Courier1" style:font-family-complex="Courier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Angsana New" fo:font-family="'Angsana New'" style:font-family-generic="roman" style:font-pitch="variable" fo:language="en" fo:country="US" style:font-name-complex="Angsana New1" style:font-family-complex="'Angsana New'" style:font-family-generic-complex="system" style:font-pitch-complex="variable"/>
    </style:style>
    <style:style style:name="Pied_20_de_20_page_20_Car" style:display-name="Pied de page Car" style:family="text" style:parent-style-name="Default_20_Paragraph_20_Font">
      <style:text-properties style:font-name="Angsana New" fo:font-family="'Angsana New'" style:font-family-generic="roman" style:font-pitch="variable" fo:language="en" fo:country="US" style:font-name-complex="Angsana New1" style:font-family-complex="'Angsana New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7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Courier New" fo:font-size="10.5pt" style:font-size-asian="10.5pt"/>
    </style:style>
    <style:page-layout style:name="Mpm1">
      <style:page-layout-properties fo:page-width="8.5in" fo:page-height="11in" style:num-format="1" style:print-orientation="portrait" fo:margin-top="0.5in" fo:margin-bottom="0.9839in" fo:margin-left="0in" fo:margin-right="0in" style:writing-mode="lr-tb" style:layout-grid-color="#c0c0c0" style:layout-grid-lines="22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in" fo:margin-right="0in" style:writing-mode="lr-tb" style:layout-grid-color="#c0c0c0" style:layout-grid-lines="229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page_20_number"><text:span text:style-name="MT1"/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driana Carlier</meta:initial-creator>
    <meta:editing-cycles>6</meta:editing-cycles>
    <meta:creation-date>2021-02-12T14:23:00</meta:creation-date>
    <dc:date>2021-03-08T22:28:28.525000000</dc:date>
    <meta:editing-duration>PT52M26S</meta:editing-duration>
    <meta:generator>LibreOffice/6.4.4.2$Windows_X86_64 LibreOffice_project/3d775be2011f3886db32dfd395a6a6d1ca2630ff</meta:generator>
    <meta:document-statistic meta:table-count="0" meta:image-count="0" meta:object-count="0" meta:page-count="27" meta:paragraph-count="434" meta:word-count="1596" meta:character-count="8404" meta:non-whitespace-character-count="71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